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loext:graphic-properties draw:fill="solid" draw:fill-color="#e6e6e6" draw:opacity="100%"/>
      <style:paragraph-properties fo:text-align="center" style:justify-single-word="false" fo:background-color="#e6e6e6"/>
      <style:text-properties fo:color="#000000" style:font-name="Arial" fo:font-size="16pt" fo:language="de" fo:country="CH" style:font-size-asian="16pt" style:font-size-complex="16pt"/>
    </style:style>
    <style:style style:name="P2" style:family="paragraph" style:parent-style-name="Header">
      <loext:graphic-properties draw:fill="solid" draw:fill-color="#e6e6e6" draw:opacity="100%"/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6pt solid #000000"/>
      <style:text-properties fo:color="#000000" style:font-name="Arial" fo:font-size="10pt" fo:language="de" fo:country="CH" style:font-size-asian="10pt"/>
    </style:style>
    <style:style style:name="P3" style:family="paragraph" style:parent-style-name="Standard">
      <style:text-properties style:font-name="Arial" fo:font-size="11pt" fo:language="de" fo:country="CH" style:font-size-asian="11pt" style:font-size-complex="11pt"/>
    </style:style>
    <style:style style:name="P4" style:family="paragraph" style:parent-style-name="Standard">
      <style:text-properties style:font-name="Arial" fo:font-size="11pt" fo:language="de" fo:country="CH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P10" style:family="paragraph" style:parent-style-name="Standard">
      <style:text-properties style:font-name="Verdana" fo:font-size="10pt" fo:background-color="#c0c0c0" style:font-size-asian="10pt" style:font-size-complex="10pt"/>
    </style:style>
    <style:style style:name="P11" style:family="paragraph" style:parent-style-name="Standard">
      <style:text-properties style:font-name="Verdana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Verdana" fo:font-size="9pt" style:font-size-asian="9pt" style:font-size-complex="9pt"/>
    </style:style>
    <style:style style:name="P13" style:family="paragraph" style:parent-style-name="Standard">
      <style:text-properties fo:language="de" fo:country="DE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text-properties fo:font-size="11pt" fo:language="de" fo:country="DE" style:font-size-asian="11pt" style:font-size-complex="11pt"/>
    </style:style>
    <style:style style:name="P16" style:family="paragraph" style:parent-style-name="Standard">
      <style:text-properties fo:font-size="11pt" fo:font-weight="bold" style:font-size-asian="11pt" style:font-weight-asian="bold" style:font-size-complex="11pt"/>
    </style:style>
    <style:style style:name="P17" style:family="paragraph" style:parent-style-name="Standard">
      <style:text-properties fo:font-weight="bold" style:font-weight-asian="bold"/>
    </style:style>
    <style:style style:name="P18" style:family="paragraph" style:parent-style-name="Heading_20_6">
      <style:text-properties style:font-name="Arial" fo:font-size="9pt" fo:font-style="normal" style:font-size-asian="9pt" style:font-style-asian="normal" style:font-size-complex="9pt" style:font-style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c0c0c0" style:background-transparency="0%" draw:fill="solid" draw:fill-color="#c0c0c0" draw: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P18" text:outline-level="6">[Mandant.Vorname] [Mandant.Name], [Mandant.Plz] [Mandant.Ort]</text:h>
          <text:p text:style-name="P4"/>
          <text:p text:style-name="P3">[Adressat.Anschrift]</text:p>
        </draw:text-box>
      </draw:frame>
      <draw:frame draw:style-name="fr2" draw:name="Rahmen8" text:anchor-type="page" text:anchor-page-number="1" svg:x="0.48cm" svg:y="5.53cm" svg:width="9.292cm" draw:z-index="1">
        <draw:text-box fo:min-height="1.752cm">
          <text:p text:style-name="P10">Für: [Patient.Name] [Patient.Vorname], [Patient.Geburtsdatum]</text:p>
          <text:p text:style-name="P10">Rechnungs-Nummer<text:tab/>[Rechnung.RnNummer]<text:tab/></text:p>
          <text:p text:style-name="P10">Rechnungs-Datum:<text:tab/>[Rechnung.RnDatum]<text:tab/></text:p>
          <text:p text:style-name="P10">Behandlungen von:<text:tab/>[Rechnung.RnDatumVon]</text:p>
          <text:p text:style-name="P10">Behandlungen bis:<text:tab/>[Rechnung.RnDatumBis]</text:p>
        </draw:text-box>
      </draw:frame>
      <text:p text:style-name="P12"/>
      <text:p text:style-name="P12"><text:bookmark-start text:name="__DdeLink__122_324403155"/>[Mandant.Titel] [Mandant.Vorname] [Mandant.Name]<text:bookmark-end text:name="__DdeLink__122_324403155"/><text:tab/>[Mandant.Ort], [Datum.heute]</text:p>
      <text:p text:style-name="P11">Facharzt für [Mandant.TarmedSpezialität]</text:p>
      <text:p text:style-name="P11">KSK-Nr. [Mandant.KSK]</text:p>
      <text:p text:style-name="Standard"/>
      <text:p text:style-name="Standard"/>
      <text:p text:style-name="Standard"/>
      <text:p text:style-name="P10"/>
      <text:p text:style-name="P10"/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Honorar-Rechnung</text:p>
      <text:p text:style-name="P5"/>
      <text:p text:style-name="P6">Sehr geehrte Patientin, sehr geehrter Patient </text:p>
      <text:p text:style-name="P6"/>
      <text:p text:style-name="P6">Ich erlaube mir, Ihnen für meine erbrachten Leistungen Rechnung zu stellen. </text:p>
      <text:p text:style-name="P6">Diese Seite ist für Ihre Unterlagen bestimmt. Bitte senden Sie den beiliegenden Rückerstattungs-Beleg an Ihre Krankenkasse und begleichen Sie den offenen Betrag innert 30 Tagen mit beiliegendem Einzahlungsschein. Vielen Dank.</text:p>
      <text:p text:style-name="P6"/>
      <text:p text:style-name="P6"/>
      <text:p text:style-name="P7"/>
      <text:p text:style-name="P7"/>
      <text:p text:style-name="P8">[Leistungen]</text:p>
      <text:p text:style-name="P8"/>
      <text:p text:style-name="P14"/>
      <text:p text:style-name="P15"/>
      <text:p text:style-name="P14"/>
      <text:p text:style-name="P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Standard"/>
      <text:p text:style-name="P17"/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1pt" fo:language="de" fo:country="DE" style:font-name-asian="Times New Roman" style:font-family-asian="'Times New Roman'" style:font-family-generic-asian="roman" style:font-pitch-asian="variable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family="Tahoma" style:font-family-generic="swiss" style:font-pitch="variable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e6e6e6" draw:opacity="100%"/>
      <style:paragraph-properties fo:text-align="center" style:justify-single-word="false" fo:background-color="#e6e6e6"/>
      <style:text-properties fo:color="#000000" style:font-name="Arial" fo:font-size="16pt" fo:language="de" fo:country="CH" style:font-size-asian="16pt" style:font-size-complex="16pt"/>
    </style:style>
    <style:style style:name="MP2" style:family="paragraph" style:parent-style-name="Header">
      <loext:graphic-properties draw:fill="solid" draw:fill-color="#e6e6e6" draw:opacity="100%"/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6pt solid #000000"/>
      <style:text-properties fo:color="#000000" style:font-name="Arial" fo:font-size="10pt" fo:language="de" fo:country="CH" style:font-size-asian="10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Praxis [Mandant.Titel] [Mandant.Vorname] [Mandant.Name]</text:p>
        <text:p text:style-name="MP2">[Mandant.Strasse] [Mandant.Plz] [Mandant.Ort]</text:p>
      </style:header>
    </style:master-page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21-03-29T18:09:45.888713287</dc:date>
    <meta:printed-by>Gerry Weirich</meta:printed-by>
    <meta:print-date>2006-05-27T12:13:29</meta:print-date>
    <dc:language>de-DE</dc:language>
    <meta:editing-cycles>45</meta:editing-cycles>
    <meta:editing-duration>PT12H36M6S</meta:editing-duration>
    <meta:document-statistic meta:table-count="0" meta:image-count="0" meta:object-count="0" meta:page-count="1" meta:paragraph-count="17" meta:word-count="85" meta:character-count="906" meta:non-whitespace-character-count="834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